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ítulo_20_1" text:outline-level="1">Robótica</text:h>
      <text:p text:style-name="Normal"><text:tab/>La robótica es un ámbito que esta en constante crecimiento. Poco a poco la robótica esta cada vez más presente en nuestra vida. Los robot aspiradora entre otros son los primeros en entrar en nuestras vidas, pero no van a ser los únicos.</text:p>
      <text:p text:style-name="Normal"><text:tab/>La robótica está muy avanzada en campos como la exploración espacial o en ciertas industrias, pero en otras como el transporte se están realizando los primeros avances. </text:p>
      <text:h text:style-name="Título_20_1" text:outline-level="1">Sensores</text:h>
      <text:p text:style-name="Normal"/>
      <text:p text:style-name="Normal">GPS</text:p>
      <text:p text:style-name="Normal">Brújula</text:p>
      <text:p text:style-name="Normal">Ultrasonidos</text:p>
      <text:p text:style-name="Normal"/>
      <text:h text:style-name="Título_20_1" text:outline-level="1">Actuadores</text:h>
      <text:p text:style-name="Normal"/>
      <text:h text:style-name="Título_20_1" text:outline-level="1">Comunicaciones</text:h>
      <text:p text:style-name="Normal"/>
      <text:h text:style-name="Título_20_1" text:outline-level="1">Navegación Local</text:h>
      <text:p text:style-name="Normal"/>
      <text:h text:style-name="Título_20_1" text:outline-level="1">Bluetooth</text:h>
      <text:p text:style-name="Normal"/>
      <text:h text:style-name="Título_20_1" text:outline-level="1">Odometría</text:h>
      <text:p text:style-name="Normal"/>
      <text:h text:style-name="Título_20_1" text:outline-level="1">Navegación diferencial</text:h>
      <text:p text:style-name="Normal"/>
      <text:h text:style-name="Título_20_1" text:outline-level="1">Navegación global</text:h>
      <text:p text:style-name="Normal"/>
      <text:h text:style-name="Título_20_1" text:outline-level="1">Robo magellan: problema de navegación autón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no </meta:initial-creator>
    <meta:creation-date>2012-01-29T13:06:30</meta:creation-date>
    <meta:document-statistic meta:table-count="0" meta:image-count="0" meta:object-count="0" meta:page-count="1" meta:paragraph-count="15" meta:word-count="91" meta:character-count="586"/>
    <dc:date>2012-01-29T13:06:36</dc:date>
    <dc:creator>Bruno </dc:creator>
    <meta:editing-duration>PT00H00M06S</meta:editing-duration>
    <meta:editing-cycles>1</meta:editing-cycles>
    <meta:generator>OpenOffice.org/3.2$Linux OpenOffice.org_project/320m12$Build-9483</meta:generator>
  </office:meta>
</office:document-meta>
</file>